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247cm" loext:contextual-spacing="false" fo:line-height="120%"/>
      <style:text-properties style:font-name="Liberation Serif" fo:font-size="12pt" officeooo:paragraph-rsid="001588db"/>
    </style:style>
    <style:style style:name="P2" style:family="paragraph" style:parent-style-name="Standard">
      <style:paragraph-properties fo:margin-top="0cm" fo:margin-bottom="0.247cm" loext:contextual-spacing="false" fo:line-height="120%"/>
      <style:text-properties style:font-name="Liberation Serif" fo:font-size="12pt" officeooo:paragraph-rsid="00170652"/>
    </style:style>
    <style:style style:name="T1" style:family="text">
      <style:text-properties fo:font-style="italic" style:font-style-asian="italic"/>
    </style:style>
    <style:style style:name="T2" style:family="text">
      <style:text-properties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ERMUDEZ-EDO, Maria; BARNAGHI, Payam; MOESSNER, Klaus. Analysing real world data streams with spatio-temporal correlations: Entropy vs. Pearson correlation. <text:span text:style-name="T2">Automation in Construction</text:span>, v. 88, n. May 2017, p. 87–100, 2018.</text:p>
      <text:p text:style-name="P2">BOTTACCIOLI, Lorenzo; ALIBERTI, Alessandro; UGLIOTTI, Francesca; <text:span text:style-name="T1">et al</text:span>. Building Energy Modelling and Monitoring by Integration of IoT Devices and Building Information Models. <text:span text:style-name="T1">In</text:span>: <text:span text:style-name="T2">Proceedings - International Computer Software and Applications Conference</text:span>. [s.l.: s.n.], 2017, v. 1.</text:p>
      <text:p text:style-name="P2">CALDAS, L; NORFORD, L. Architectural Constraints in a Generative Design System: interpreting energy consumption levels. <text:span text:style-name="T2">Proc. of Building Simulation 2001</text:span>, p. 1397–1404, 2001. Disponível em: &lt;http://www.ibpsa.org/proceedings/bs2001/bs01_1397_1404.pdf&gt;. Acesso em: 9 abr. 2014.</text:p>
      <text:p text:style-name="P2">CALDAS, Luisa. Generation of energy-efficient architecture solutions applying GENE_ARCH: An evolution-based generative design system. <text:span text:style-name="T2">Advanced Engineering Informatics</text:span>, v. 22, n. 1, p. 59–70, 2008. Disponível em: &lt;http://linkinghub.elsevier.com/retrieve/pii/S1474034607000493&gt;. Acesso em: 1 nov. 2012.</text:p>
      <text:p text:style-name="P2">CALDAS, Luisa G.; NORFORD, Leslie K. A multi-objective genetic algorithm for robust design optimization. <text:span text:style-name="T1">In</text:span>: <text:span text:style-name="T2">ACADIA ’99</text:span>. Salt Lake City: Acadia’99, 1999, p. 250–261. Disponível em: &lt;http://portal.acm.org/citation.cfm?doid=1068009.1068140&gt;.</text:p>
      <text:p text:style-name="P2">CALDAS, Luisa Gama; NORFORD, Leslie K. A design optimization tool based on a genetic algorithm. <text:span text:style-name="T2">Automation in Construction</text:span>, v. 11, n. 2, p. 173–184, 2002. Disponível em: &lt;http://linkinghub.elsevier.com/retrieve/pii/S0926580500000960&gt;.</text:p>
      <text:p text:style-name="P2">CHANG, Kai-Ming; DZENG, Ren-Jye; WU, Yi-Ju. An Automated IoT Visualization BIM Platform for Decision Support in Facilities Management. <text:span text:style-name="T2">Applied Sciences</text:span>, v. 8, n. 7, p. 1086, 2018.</text:p>
      <text:p text:style-name="P2">DIN, Ikram Ud; GUIZANI, Mohsen; RODRIGUES, Joel J.P.C.; <text:span text:style-name="T1">et al</text:span>. Machine learning in the Internet of Things: Designed techniques for smart cities. <text:span text:style-name="T2">Future Generation Computer Systems</text:span>, 2019. Disponível em: &lt;https://www.sciencedirect.com/science/article/pii/S0167739X19304030&gt;. Acesso em: 15 maio 2019.</text:p>
      <text:p text:style-name="P2">FASOULAKI, Eleftheria. Genetic Algorithms in Architecture : a Necessity or a Trend ? <text:span text:style-name="T2">Design</text:span>, 2007. Disponível em: &lt;http://www.generativedesign.it/on/cic/papersGA2007/09.pdf&gt;. Acesso em: 6 abr. 2014.</text:p>
      <text:p text:style-name="P2">ISIKDAG, U. BIM and IoT: A synopsis from GIS perspective. <text:span text:style-name="T2">International Archives of the Photogrammetry, Remote Sensing and Spatial Information Sciences - ISPRS Archives</text:span>, v. 40, n. 2W4, p. 33–38, 2015.</text:p>
      <text:p text:style-name="P2">KIM, Eonyong; KIM, Gyuhwan. Real Time Building Data collecting Using IoT and BIM Real Time Building Data collecting Using IoT and BIM. n. January, 2019.</text:p>
      <text:p text:style-name="P2">MOHAMMADI, Mehdi; AL-FUQAHA, Ala. Enabling Cognitive Smart Cities Using Big Data and Machine Learning: Approaches and Challenges. <text:span text:style-name="T2">IEEE Communications Magazine</text:span>, v. 56, n. 2, p. 94–101, 2018.</text:p>
      <text:p text:style-name="P2"><text:soft-page-break/>RIBEIRO, Fernando Ferraz; MOREIRA, Davidson Martins; AMORIM, Arivaldo Leão de. <text:span text:style-name="T2">Sistema Generativo de Projeto Aplicado ao Desenho e Otimização da Estrutura de um Shed</text:span>. Senai Cimatec, Salvador, Ba, Brasil, 2015. Disponível em: &lt;https://255ribeiro.github.io/Mestrado/&gt;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0-01T14:23:59.701000000</meta:creation-date>
    <dc:date>2020-10-01T14:31:03.968000000</dc:date>
    <meta:editing-duration>PT5M52S</meta:editing-duration>
    <meta:editing-cycles>2</meta:editing-cycles>
    <meta:generator>LibreOffice/6.4.0.3$Windows_X86_64 LibreOffice_project/b0a288ab3d2d4774cb44b62f04d5d28733ac6df8</meta:generator>
    <meta:document-statistic meta:table-count="0" meta:image-count="0" meta:object-count="0" meta:page-count="2" meta:paragraph-count="13" meta:word-count="391" meta:character-count="3030" meta:non-whitespace-character-count="2659"/>
  </office:meta>
</office:document-meta>
</file>